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87af"/>
    </style:style>
    <style:style style:name="P2" style:family="paragraph" style:parent-style-name="Standard">
      <style:text-properties officeooo:rsid="001887af" officeooo:paragraph-rsid="001887af"/>
    </style:style>
    <style:style style:name="P3" style:family="paragraph" style:parent-style-name="Standard">
      <style:text-properties officeooo:rsid="001887af" officeooo:paragraph-rsid="001a2de6"/>
    </style:style>
    <style:style style:name="P4" style:family="paragraph" style:parent-style-name="Standard">
      <style:paragraph-properties fo:text-align="center" style:justify-single-word="false"/>
      <style:text-properties officeooo:rsid="001887af" officeooo:paragraph-rsid="001887af"/>
    </style:style>
    <style:style style:name="P5" style:family="paragraph" style:parent-style-name="Standard">
      <style:paragraph-properties fo:text-align="center" style:justify-single-word="false"/>
      <style:text-properties officeooo:rsid="001887af" officeooo:paragraph-rsid="001a2de6"/>
    </style:style>
    <style:style style:name="P6" style:family="paragraph" style:parent-style-name="Standard">
      <style:text-properties officeooo:rsid="001a2de6" officeooo:paragraph-rsid="001a2de6"/>
    </style:style>
    <style:style style:name="P7" style:family="paragraph" style:parent-style-name="Standard">
      <style:text-properties fo:color="#ff3333" officeooo:rsid="001a2de6" officeooo:paragraph-rsid="001a2de6"/>
    </style:style>
    <style:style style:name="P8"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1887af" style:font-size-asian="15pt" style:font-style-asian="italic" style:font-weight-asian="bold" style:font-size-complex="15pt" style:font-style-complex="italic" style:font-weight-complex="bold"/>
    </style:style>
    <style:style style:name="P9" style:family="paragraph" style:parent-style-name="Standard">
      <style:text-properties officeooo:rsid="001a2de6" officeooo:paragraph-rsid="001a2de6"/>
    </style:style>
    <style:style style:name="P10" style:family="paragraph" style:parent-style-name="Standard">
      <style:paragraph-properties fo:text-align="center" style:justify-single-word="false"/>
      <style:text-properties officeooo:rsid="001a2de6" officeooo:paragraph-rsid="001a2de6"/>
    </style:style>
    <style:style style:name="T1" style:family="text">
      <style:text-properties officeooo:rsid="001a2de6"/>
    </style:style>
    <style:style style:name="T2" style:family="text">
      <style:text-properties officeooo:rsid="001a56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te rendu de la réunion du 23/01/15</text:p>
      <text:p text:style-name="P1"/>
      <text:p text:style-name="P2">Lors de cette réunion nous avons parlé de plusieurs choses.</text:p>
      <text:p text:style-name="P2">Tout d'abord, en ce qui concerne l'affichage, nous utiliserons le modèle VBO.</text:p>
      <text:p text:style-name="P2">Ensuite, pour l'interface, nous avons décidé de : </text:p>
      <text:p text:style-name="P2"/>
      <text:p text:style-name="P4">- créer plusieurs vues de l'objet sur l'écran principal</text:p>
      <text:p text:style-name="P4">- intégrer un slider sur l'écran principal que nous pourrons déplacer dans la fenêtre</text:p>
      <text:p text:style-name="P4">- créer une lumière fixe à trois endroits différents pour voir l'objet sous différente<text:span text:style-name="T2">s</text:span> luminosité<text:span text:style-name="T2">s</text:span></text:p>
      <text:p text:style-name="P4">- créer un scale dans la fenêtre</text:p>
      <text:p text:style-name="P4">- intégrer le undo et redo : on pourra revenir sur 2 ou 3 étapes précédentes</text:p>
      <text:p text:style-name="P4">- faire apparaître le sélectionner et le cliquer qui agiront sur l'objet directement, que nous mettrons dans un pannel déplaçable</text:p>
      <text:p text:style-name="P2"/>
      <text:p text:style-name="P2">Puis, nous avons défini les opérations, sur les objets et leurs contraintes, listées ci-dessous :</text:p>
      <text:p text:style-name="P2"/>
      <text:p text:style-name="P4">- nous pourrons sélectionner un triangle et le déplacer. Lors de ce déplacement, nous génèrerons le raccord entre la zone de déplacement et le reste. De ce fait, au lieu d'étirer les triangle<text:span text:style-name="T2">s</text:span>, nous rajouterons des points.</text:p>
      <text:p text:style-name="P4">-nous pourrons sélectionner un point d'impact, de ce fait nous sélectionnerons la direction de<text:span text:style-name="T2">s</text:span> normale<text:span text:style-name="T2">s</text:span>.</text:p>
      <text:p text:style-name="P4">- <text:span text:style-name="T1">nous incorporerons, si possible, les opérations d'union et de différence. Nous passerons donc de surfacique à volumique et inversement.</text:span></text:p>
      <text:p text:style-name="P5">- <text:span text:style-name="T1">nous pourrons aussi manipuler des demi-arêtes. (à compléter par Cécile)</text:span></text:p>
      <text:p text:style-name="P3"/>
      <text:p text:style-name="P6">Nous avons aussi décidé d'enregistrer tous nos objets en .obj.</text:p>
      <text:p text:style-name="P3"/>
      <text:p text:style-name="P6">A la fin de la réunion, il a été décidé de :</text:p>
      <text:p text:style-name="P3"/>
      <text:p text:style-name="P10">- refaire la répartition du travail : outils, base de donnée<text:span text:style-name="T2">s</text:span>, Api ….</text:p>
      <text:p text:style-name="P10">- créer une API </text:p>
      <text:p text:style-name="P10">- créer <text:s/>une classe de maillage qui servira pour le parcours, en se basant sur openMesh</text:p>
      <text:p text:style-name="P5">- <text:span text:style-name="T1">regarder les design pattern.</text:span></text:p>
      <text:p text:style-name="P3"/>
      <text:p text:style-name="P6"/>
      <text:p text:style-name="P7">Travail à faire pour la prochaine réunion : </text:p>
      <text:p text:style-name="P7">- Créer l'API</text:p>
      <text:p text:style-name="P7">- Faire le Gantt</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9:51:14.582956000</meta:creation-date>
    <dc:date>2015-01-24T10:20:33.825431000</dc:date>
    <meta:editing-duration>PT9M29S</meta:editing-duration>
    <meta:editing-cycles>2</meta:editing-cycles>
    <meta:generator>LibreOffice/4.3.5.2$MacOSX_X86_64 LibreOffice_project/3a87456aaa6a95c63eea1c1b3201acedf0751bd5</meta:generator>
    <meta:document-statistic meta:table-count="0" meta:image-count="0" meta:object-count="0" meta:page-count="1" meta:paragraph-count="24" meta:word-count="291" meta:character-count="1715" meta:non-whitespace-character-count="1444"/>
  </office:meta>
</office:document-meta>
</file>